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EmptyCM.endContentModel( int [ ] current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EmptyCM.checkUniqueParticleAttribution( SubstitutionGroupHandler subGroup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mptyCM.start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mptyCM.oneTransition( QName elementName , int [ ] currentState , SubstitutionGroupHandler subGroup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EmptyCM.isCompactedFor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EmptyCM.whatCanGoHere( int [ ]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